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irtualUserTable.addAddressMapping( String user , String domain ,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VirtualUserTable.addAliasDomainMapping( String aliasDomain , String real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removeErrorMapping( String user , String domain ,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removeRegexMapping( String user , String domain ,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getMappings( String user ,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addMapping( String user , String domain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removeMapping( String user , String domain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getUserDomainMappings( String user ,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addErrorMapping( String user , String domain ,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addRegexMapping( String user , String domain ,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removeAliasDomainMapping( String aliasDomain , String real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removeAddressMapping( String user , String domain ,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irtualUserTable.getAll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